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Text_20_body">
      <style:text-properties officeooo:rsid="00226eee" officeooo:paragraph-rsid="00226eee"/>
    </style:style>
    <style:style style:name="P11" style:family="paragraph" style:parent-style-name="Text_20_body">
      <style:text-properties style:text-underline-style="solid" style:text-underline-width="auto" style:text-underline-color="font-color" officeooo:rsid="0022b604" officeooo:paragraph-rsid="0022b604"/>
    </style:style>
    <style:style style:name="P12" style:family="paragraph" style:parent-style-name="Table_20_Contents">
      <style:text-properties style:text-underline-style="solid" style:text-underline-width="auto" style:text-underline-color="font-color" officeooo:rsid="0023f600" officeooo:paragraph-rsid="0023f600"/>
    </style:style>
    <style:style style:name="P13" style:family="paragraph" style:parent-style-name="Table_20_Contents">
      <style:text-properties style:text-underline-style="none" officeooo:rsid="0023f600" officeooo:paragraph-rsid="0023f600"/>
    </style:style>
    <style:style style:name="P14"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1a9cd2"/>
    </style:style>
    <style:style style:name="T3" style:family="text">
      <style:text-properties officeooo:rsid="001ce69d"/>
    </style:style>
    <style:style style:name="T4" style:family="text">
      <style:text-properties officeooo:rsid="001b1136"/>
    </style:style>
    <style:style style:name="T5" style:family="text">
      <style:text-properties officeooo:rsid="001e0f69"/>
    </style:style>
    <style:style style:name="T6" style:family="text">
      <style:text-properties officeooo:rsid="001ce033"/>
    </style:style>
    <style:style style:name="T7" style:family="text">
      <style:text-properties officeooo:rsid="0020ce34"/>
    </style:style>
    <style:style style:name="T8" style:family="text">
      <style:text-properties officeooo:rsid="00226eee"/>
    </style:style>
    <style:style style:name="T9" style:family="text">
      <style:text-properties officeooo:rsid="0022b60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p>
      <text:p text:style-name="P2"/>
      <text:p text:style-name="P1">insert picture linked to theme of scenar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13_4024978750" text:style-name="Index_20_Link" text:visited-style-name="Index_20_Link">User groups<text:tab/>5</text:a></text:p>
          <text:p text:style-name="P3"><text:a xlink:type="simple" xlink:href="#__RefHeading___Toc15_4024978750" text:style-name="Index_20_Link" text:visited-style-name="Index_20_Link">Empathy maps<text:tab/>6</text:a></text:p>
          <text:p text:style-name="P3"><text:a xlink:type="simple" xlink:href="#__RefHeading___Toc17_4024978750" text:style-name="Index_20_Link" text:visited-style-name="Index_20_Link">User stories<text:tab/>7</text:a></text:p>
          <text:p text:style-name="P3"><text:a xlink:type="simple" xlink:href="#__RefHeading___Toc19_4024978750" text:style-name="Index_20_Link" text:visited-style-name="Index_20_Link">Laws and Guidance<text:tab/>8</text:a></text:p>
          <text:p text:style-name="P3"><text:a xlink:type="simple" xlink:href="#__RefHeading___Toc21_4024978750" text:style-name="Index_20_Link" text:visited-style-name="Index_20_Link">Alternative systems<text:tab/>9</text:a></text:p>
          <text:p text:style-name="P3"><text:a xlink:type="simple" xlink:href="#__RefHeading___Toc23_4024978750" text:style-name="Index_20_Link" text:visited-style-name="Index_20_Link">Risks<text:tab/>10</text:a></text:p>
          <text:p text:style-name="P3"><text:a xlink:type="simple" xlink:href="#__RefHeading___Toc25_4024978750" text:style-name="Index_20_Link" text:visited-style-name="Index_20_Link">Decomposition<text:tab/>11</text:a></text:p>
          <text:p text:style-name="P3"><text:a xlink:type="simple" xlink:href="#__RefHeading___Toc27_4024978750" text:style-name="Index_20_Link" text:visited-style-name="Index_20_Link">User Acceptance Criteria<text:tab/>12</text:a></text:p>
          <text:p text:style-name="P3"><text:a xlink:type="simple" xlink:href="#__RefHeading___Toc29_4024978750" text:style-name="Index_20_Link" text:visited-style-name="Index_20_Link">Functional and Non-Functional Requirements<text:tab/>13</text:a></text:p>
          <text:p text:style-name="P3"><text:a xlink:type="simple" xlink:href="#__RefHeading___Toc31_4024978750" text:style-name="Index_20_Link" text:visited-style-name="Index_20_Link">Key Performance Indicators<text:tab/>14</text:a></text:p>
          <text:p text:style-name="P3"><text:a xlink:type="simple" xlink:href="#__RefHeading___Toc33_4024978750" text:style-name="Index_20_Link" text:visited-style-name="Index_20_Link">Description of proposed solution<text:tab/>1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2">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2">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text:soft-page-break/>Problem overview<text:bookmark-end text:name="__RefHeading___Toc11_4024978750"/></text:h>
      <text:p text:style-name="P8"/>
      <text:p text:style-name="P9">From what I understand, the surgery must not have a<text:span text:style-name="T3">n effective</text:span> digital way <text:span text:style-name="T4">of storing bookings and appointments </text:span><text:span text:style-name="T3">m</text:span><text:span text:style-name="T4">eaning they have to keep paper </text:span><text:span text:style-name="T3">as well as digital copies of records</text:span><text:span text:style-name="T4">. This means that a lot of space will be taken up by these records. On top of that there would need to be someone managing these records, making sure they are in place and up to date, this will increase the costs of this </text:span><text:span text:style-name="T3">dual platform consisting of paper and electronic</text:span><text:span text:style-name="T4"> if they have to hire more staff to take up this task. This is without mentioning the cost of paper and storage space </text:span><text:span text:style-name="T5">for these records</text:span><text:span text:style-name="T4">. </text:span><text:span text:style-name="T6">This system is not scalable by any means at all since the more people they add the more space and paper it will take. On top of that it is not nearly as secure as a </text:span><text:span text:style-name="T5">primarily</text:span><text:span text:style-name="T6"> digital system both from a privacy standpoint and from a physical standpoint. For example, with the current system, if someone were to try to steal the information they would need access to the storage room and they would have access to all the </text:span><text:span text:style-name="T7">paper-based</text:span><text:span text:style-name="T6">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8">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8">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9">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0">Admins will use this system to make changes to users details, add users, remove users and modify user privileges (in the case of new staff joining/ old staff leaving). <text:span text:style-name="T9">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1">Patients</text:p>
      <table:table table:name="Table1" table:style-name="Table1">
        <table:table-column table:style-name="Table1.A"/>
        <table:table-column table:style-name="Table1.B"/>
        <table:table-row>
          <table:table-cell table:style-name="Table1.A1" office:value-type="string">
            <text:p text:style-name="P12">Says</text:p>
            <text:p text:style-name="P13">-I’ve forgotten my appointment </text:p>
            <text:p text:style-name="P13"/>
            <text:p text:style-name="P13">-I can’t remember if I am allergic to this medication</text:p>
          </table:table-cell>
          <table:table-cell table:style-name="Table1.B1" office:value-type="string">
            <text:p text:style-name="P12">Thinks</text:p>
            <text:p text:style-name="P13">Have I missed it? Will I have to go through that arduous booking process again?</text:p>
            <text:p text:style-name="P13"/>
            <text:p text:style-name="P13">What if I have a bad reaction to this medication? Should I not take it and potentially get worse or do I need to ask for a different prescription</text:p>
          </table:table-cell>
        </table:table-row>
        <table:table-row>
          <table:table-cell table:style-name="Table1.A2" office:value-type="string">
            <text:p text:style-name="P12">Does</text:p>
            <text:p text:style-name="P13">Calls the gp to check appointment time</text:p>
            <text:p text:style-name="P13"/>
            <text:p text:style-name="P13">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2">Feels</text:p>
            <text:p text:style-name="P13">paranoid, nervous, potentially guilty for having wasted a doctors time</text:p>
            <text:p text:style-name="P13"/>
            <text:p text:style-name="P13">Nervous, scared, unsure, worried</text:p>
          </table:table-cell>
        </table:table-row>
      </table:table>
      <text:p text:style-name="P14"/>
      <text:p text:style-name="P14">Doctors</text:p>
      <text:p text:style-name="P8"/>
      <table:table table:name="Table2" table:style-name="Table2">
        <table:table-column table:style-name="Table2.A" table:number-columns-repeated="2"/>
        <table:table-row>
          <table:table-cell table:style-name="Table2.A1" office:value-type="string">
            <text:p text:style-name="P12">Says</text:p>
            <text:p text:style-name="P13">I don’t know who I am seeing next</text:p>
          </table:table-cell>
          <table:table-cell table:style-name="Table2.B1" office:value-type="string">
            <text:p text:style-name="P12">Thinks</text:p>
            <text:p text:style-name="P13">That means I have to check for any allergies or issues with the person before starting </text:p>
          </table:table-cell>
        </table:table-row>
        <table:table-row>
          <table:table-cell table:style-name="Table2.A2" office:value-type="string">
            <text:p text:style-name="P12">Does</text:p>
          </table:table-cell>
          <table:table-cell table:style-name="Table2.B2" office:value-type="string">
            <text:p text:style-name="P12">Feels</text:p>
          </table:table-cell>
        </table:table-row>
      </table:table>
      <text:p text:style-name="P14"/>
      <text:p text:style-name="P14">Admins</text:p>
      <text:p text:style-name="P15"/>
      <table:table table:name="Table3" table:style-name="Table3">
        <table:table-column table:style-name="Table3.A" table:number-columns-repeated="2"/>
        <table:table-row>
          <table:table-cell table:style-name="Table3.A1" office:value-type="string">
            <text:p text:style-name="P12">Says</text:p>
          </table:table-cell>
          <table:table-cell table:style-name="Table3.B1" office:value-type="string">
            <text:p text:style-name="P12">Thinks</text:p>
          </table:table-cell>
        </table:table-row>
        <table:table-row>
          <table:table-cell table:style-name="Table3.A2" office:value-type="string">
            <text:p text:style-name="P12">Does</text:p>
          </table:table-cell>
          <table:table-cell table:style-name="Table3.B2" office:value-type="string">
            <text:p text:style-name="P12">Feels</text:p>
          </table:table-cell>
        </table:table-row>
      </table:table>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7_4024978750"/>User stories<text:bookmark-end text:name="__RefHeading___Toc17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Laws and Guidance<text:bookmark-end text:name="__RefHeading___Toc19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1_4024978750"/>Alternative systems<text:bookmark-end text:name="__RefHeading___Toc21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Risks<text:bookmark-end text:name="__RefHeading___Toc23_4024978750"/></text:h>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Decomposition<text:bookmark-end text:name="__RefHeading___Toc25_4024978750"/></text:h>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User Acceptance Criteria<text:bookmark-end text:name="__RefHeading___Toc27_4024978750"/></text:h>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9_4024978750"/>Functional and Non-Functional Requirements<text:bookmark-end text:name="__RefHeading___Toc29_4024978750"/></text:h>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1_4024978750"/>Key Performance Indicators<text:bookmark-end text:name="__RefHeading___Toc31_4024978750"/></text:h>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33_4024978750"/><text:soft-page-break/>Description of proposed solution<text:bookmark-end text:name="__RefHeading___Toc33_4024978750"/></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span text:style-name="MT1">of </text:span><text:span text:style-name="MT1"><text:page-count>1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02T14:59:31.612329200</dc:date>
    <meta:editing-duration>PT49M44S</meta:editing-duration>
    <meta:editing-cycles>5</meta:editing-cycles>
    <meta:generator>LibreOffice/25.2.3.2$Windows_X86_64 LibreOffice_project/bbb074479178df812d175f709636b368952c2ce3</meta:generator>
    <meta:document-statistic meta:table-count="3" meta:image-count="0" meta:object-count="0" meta:page-count="17" meta:paragraph-count="73" meta:word-count="1051" meta:character-count="6092" meta:non-whitespace-character-count="5107"/>
  </office:meta>
</office:document-meta>
</file>